
<file path=META-INF/manifest.xml><?xml version="1.0" encoding="utf-8"?>
<manifest:manifest xmlns:manifest="urn:oasis:names:tc:opendocument:xmlns:manifest:1.0" manifest:version="1.2">
  <manifest:file-entry manifest:media-type="application/vnd.oasis.opendocument.formula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math xmlns="http://www.w3.org/1998/Math/MathML">
  <semantics>
    <mrow>
      <mfenced open="[" close="]">
        <mrow>
          <mtable>
            <mtr>
              <mtd>
                <mrow>
                  <mfenced open="[" close="]">
                    <mrow>
                      <msub>
                        <mi>X</mi>
                        <mn>11,</mn>
                      </msub>
                      <msub>
                        <mi>X</mi>
                        <mn>12</mn>
                      </msub>
                      <msub>
                        <mi>X</mi>
                        <mn>13</mn>
                      </msub>
                      <mn>...</mn>
                      <msub>
                        <mi>X</mi>
                        <mn>1n</mn>
                      </msub>
                    </mrow>
                  </mfenced>
                </mrow>
              </mtd>
            </mtr>
            <mtr>
              <mtd>
                <mrow>
                  <mi/>
                </mrow>
              </mtd>
            </mtr>
            <mtr>
              <mtd>
                <mrow>
                  <mfenced open="[" close="]">
                    <mrow>
                      <msub>
                        <mi>X</mi>
                        <mn>21,</mn>
                      </msub>
                      <msub>
                        <mi>X</mi>
                        <mn>22</mn>
                      </msub>
                      <msub>
                        <mi>X</mi>
                        <mn>23</mn>
                      </msub>
                      <mn>...</mn>
                      <msub>
                        <mi>X</mi>
                        <mn>2n</mn>
                      </msub>
                    </mrow>
                  </mfenced>
                </mrow>
              </mtd>
            </mtr>
            <mtr>
              <mtd>
                <mrow>
                  <mi/>
                </mrow>
              </mtd>
            </mtr>
            <mtr>
              <mtd>
                <mrow>
                  <mfenced open="[" close="]">
                    <mrow>
                      <msub>
                        <mi>X</mi>
                        <mn>31,</mn>
                      </msub>
                      <msub>
                        <mi>X</mi>
                        <mn>32</mn>
                      </msub>
                      <msub>
                        <mi>X</mi>
                        <mn>33</mn>
                      </msub>
                      <mn>...</mn>
                      <msub>
                        <mi>X</mi>
                        <mn>3n</mn>
                      </msub>
                    </mrow>
                  </mfenced>
                </mrow>
              </mtd>
            </mtr>
            <mtr>
              <mtd>
                <mrow>
                  <mi>.</mi>
                </mrow>
              </mtd>
            </mtr>
            <mtr>
              <mtd>
                <mrow>
                  <mi>.</mi>
                </mrow>
              </mtd>
            </mtr>
            <mtr>
              <mtd>
                <mrow>
                  <mi>.</mi>
                </mrow>
              </mtd>
            </mtr>
            <mtr>
              <mtd>
                <mrow>
                  <mfenced open="[" close="]">
                    <mrow>
                      <msub>
                        <mi>X</mi>
                        <mi mathvariant="italic">m1</mi>
                      </msub>
                      <mi>,</mi>
                      <msub>
                        <mi>X</mi>
                        <mi mathvariant="italic">m2</mi>
                      </msub>
                      <msub>
                        <mi>X</mi>
                        <mi mathvariant="italic">m3</mi>
                      </msub>
                      <mn>...</mn>
                      <msub>
                        <mi>X</mi>
                        <mi mathvariant="italic">mn</mi>
                      </msub>
                    </mrow>
                  </mfenced>
                </mrow>
              </mtd>
            </mtr>
          </mtable>
        </mrow>
      </mfenced>
      <mrow>
        <mi/>
        <mo stretchy="false">=</mo>
        <mi/>
      </mrow>
      <mfenced open="[" close="]">
        <mrow>
          <mtable>
            <mtr>
              <mtd>
                <mrow>
                  <msub>
                    <mi>P</mi>
                    <mn>1</mn>
                  </msub>
                </mrow>
              </mtd>
            </mtr>
            <mtr>
              <mtd>
                <mrow>
                  <mi/>
                </mrow>
              </mtd>
            </mtr>
            <mtr>
              <mtd>
                <mrow>
                  <msub>
                    <mi>P</mi>
                    <mn>2</mn>
                  </msub>
                </mrow>
              </mtd>
            </mtr>
            <mtr>
              <mtd>
                <mrow>
                  <mi/>
                </mrow>
              </mtd>
            </mtr>
            <mtr>
              <mtd>
                <mrow>
                  <msub>
                    <mi>P</mi>
                    <mn>3</mn>
                  </msub>
                </mrow>
              </mtd>
            </mtr>
            <mtr>
              <mtd>
                <mrow>
                  <mi/>
                </mrow>
              </mtd>
            </mtr>
            <mtr>
              <mtd>
                <mrow>
                  <mi>.</mi>
                </mrow>
              </mtd>
            </mtr>
            <mtr>
              <mtd>
                <mrow>
                  <mi>.</mi>
                </mrow>
              </mtd>
            </mtr>
            <mtr>
              <mtd>
                <mrow>
                  <mi>.</mi>
                </mrow>
              </mtd>
            </mtr>
            <mtr>
              <mtd>
                <mrow>
                  <msub>
                    <mi>P</mi>
                    <mi>m</mi>
                  </msub>
                </mrow>
              </mtd>
            </mtr>
          </mtable>
        </mrow>
      </mfenced>
    </mrow>
    <annotation encoding="StarMath 5.0">left [stack{left [ X_11, X_12 X_13 ... X_1n right ] #~# left [ X_21, X_22 X_23 ... X_2n right ] # ~#left [ X_31, X_32 X_33 ... X_3n right ]# . # . # . # left [ X_m1, X_m2 X_m3 ... X_mn right ] }  
	  right ]   ~~= ~~left [stack{P_1 #~# P_2 #~# P_3 #~# . # . # . # P_m} right ]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Brian Magill</meta:initial-creator>
    <meta:creation-date>2015-03-29T19:12:15</meta:creation-date>
    <meta:generator>OpenOffice/4.0.1$Unix OpenOffice.org_project/401m5$Build-9714</meta:generator>
  </office:meta>
</office:document-meta>
</file>